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homme citrouille :</text:p>
      <text:p text:style-name="Standard"/>
      <text:p text:style-name="Standard">Story :</text:p>
      <text:p text:style-name="Standard">Il était une fois un homme, Lucas, un gentil qui travaillait pour les Tinkledam (propriétaires du manoir). <text:s/>Fidèle au poste et travailleur, Lucas s'occupait principalement de l'extérieur du manoir, les jardins, les haies, les fontaines et arbres... Lucas avait remarqué depuis quelques temps que ses maîtres étaient devenu étranges, mais pour ne pas provoquer leur colère, le jardinier garda sa langue dans sa poche. Mais un sombre jour, où le ciel était couvert par les nuages, Lucas échoua à l'une de ses nombreuses tâches : tailler une sculpture de buisson. Furieuse, la mère Tinkledam le réprimanda comme jamais elle ne l'avait fait, ou le ferait... Et pour finir, elle le changea en citrouille. Désormais Lucas ne pourrait bouger que quand on lui donnerai son corps d'épouvantail. Le reste du temps, le pauvre homme est condamné à servir de décoration au manoir et garder le silence, pour éviter le joue de ses maîtres.</text:p>
      <text:p text:style-name="Standard"/>
      <text:p text:style-name="Standard">Quêtes :</text:p>
      <text:p text:style-name="Standard">Lucas ne compte pas s'éterniser ici, il veut s'en aller mais en est simplement incapable, lorsqu'on lui donne son corps il est surveillé par un horrible homme-citrouill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bault Martin-Teyssier</meta:initial-creator>
    <meta:creation-date>2018-10-14T11:04:20.31</meta:creation-date>
    <dc:date>2018-10-14T11:23:15.48</dc:date>
    <dc:creator>Thibault Martin-Teyssier</dc:creator>
    <meta:editing-duration>PT18M51S</meta:editing-duration>
    <meta:editing-cycles>10</meta:editing-cycles>
    <meta:generator>OpenOffice/4.1.5$Win32 OpenOffice.org_project/415m1$Build-9789</meta:generator>
    <meta:document-statistic meta:table-count="0" meta:image-count="0" meta:object-count="0" meta:page-count="1" meta:paragraph-count="5" meta:word-count="186" meta:character-count="1129"/>
  </office:meta>
</office:document-meta>
</file>